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0D76E23BC8EB6E7F0D5.png" manifest:media-type="image/png"/>
  <manifest:file-entry manifest:full-path="Pictures/10000001000002A3000001C89DB24769E6F38209.png" manifest:media-type="image/png"/>
  <manifest:file-entry manifest:full-path="Pictures/10000001000001F600000070A11BFB3C85CCB366.png" manifest:media-type="image/png"/>
  <manifest:file-entry manifest:full-path="Pictures/10000001000002A3000003535D5DD0178ECBD204.png" manifest:media-type="image/png"/>
  <manifest:file-entry manifest:full-path="Pictures/100000010000033A000002270097045BBE67FE2D.png" manifest:media-type="image/png"/>
  <manifest:file-entry manifest:full-path="Pictures/100000010000012200000056D2485FE376C89A5C.png" manifest:media-type="image/png"/>
  <manifest:file-entry manifest:full-path="Pictures/100000010000016A0000004545353449B6E77072.png" manifest:media-type="image/png"/>
  <manifest:file-entry manifest:full-path="Pictures/10000001000001F9000000567F3F30415116A6AC.png" manifest:media-type="image/png"/>
  <manifest:file-entry manifest:full-path="Pictures/1000000100000227000000AF68103618550125B0.png" manifest:media-type="image/png"/>
  <manifest:file-entry manifest:full-path="Pictures/10000001000001A600000055626D52E6E87F9503.png" manifest:media-type="image/png"/>
  <manifest:file-entry manifest:full-path="Pictures/100000010000030B000001F0F7609084D8207B71.png" manifest:media-type="image/png"/>
  <manifest:file-entry manifest:full-path="Pictures/1000000100000284000001C343D1E04EF4785725.png" manifest:media-type="image/png"/>
  <manifest:file-entry manifest:full-path="Pictures/1000000100000284000001F4AE5B3F3C3A9755C1.png" manifest:media-type="image/png"/>
  <manifest:file-entry manifest:full-path="Pictures/10000001000001780000005257A48B8E7BF15989.png" manifest:media-type="image/png"/>
  <manifest:file-entry manifest:full-path="Pictures/100000010000022F000002512B74B2CF29F6013C.png" manifest:media-type="image/png"/>
  <manifest:file-entry manifest:full-path="Pictures/100000010000022F00000251117C48B21DCB6F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C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Background</text:p>
          </draw:text-box>
        </draw:frame>
        <draw:frame draw:style-name="gr2" draw:text-style-name="P3" draw:layer="layout" svg:width="13.512cm" svg:height="3.013cm" svg:x="0.458cm" svg:y="5.715cm" presentation:class="graphic" presentation:user-transformed="true">
          <draw:image xlink:href="Pictures/10000001000001F600000070A11BFB3C85CCB366.png" xlink:type="simple" xlink:show="embed" xlink:actuate="onLoad" draw:mime-type="image/png">
            <text:p/>
          </draw:image>
        </draw:frame>
        <draw:frame draw:style-name="gr2" draw:text-style-name="P3" draw:layer="layout" svg:width="8.255cm" svg:height="2.447cm" svg:x="17.145cm" svg:y="5.808cm">
          <draw:image xlink:href="Pictures/100000010000012200000056D2485FE376C89A5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General Idea</text:p>
          </draw:text-box>
        </draw:frame>
        <draw:frame draw:style-name="gr2" draw:text-style-name="P3" draw:layer="layout" svg:width="8.736cm" svg:height="1.905cm" svg:x="3.81cm" svg:y="11.43cm">
          <draw:image xlink:href="Pictures/10000001000001780000005257A48B8E7BF15989.png" xlink:type="simple" xlink:show="embed" xlink:actuate="onLoad" draw:mime-type="image/png">
            <text:p/>
          </draw:image>
        </draw:frame>
        <draw:frame draw:style-name="gr2" draw:text-style-name="P3" draw:layer="layout" svg:width="6.35cm" svg:height="1.21cm" svg:x="1.27cm" svg:y="5.715cm">
          <draw:image xlink:href="Pictures/100000010000016A0000004545353449B6E77072.png" xlink:type="simple" xlink:show="embed" xlink:actuate="onLoad" draw:mime-type="image/png">
            <text:p/>
          </draw:image>
        </draw:frame>
        <draw:frame draw:style-name="gr2" draw:text-style-name="P3" draw:layer="layout" svg:width="8.255cm" svg:height="1.405cm" svg:x="1.27cm" svg:y="3.81cm">
          <draw:image xlink:href="Pictures/10000001000001F9000000567F3F30415116A6AC.png" xlink:type="simple" xlink:show="embed" xlink:actuate="onLoad" draw:mime-type="image/png">
            <text:p/>
          </draw:image>
        </draw:frame>
        <draw:frame draw:style-name="gr2" draw:text-style-name="P3" draw:layer="layout" svg:width="10.16cm" svg:height="3.226cm" svg:x="13.97cm" svg:y="4.445cm">
          <draw:image xlink:href="Pictures/1000000100000227000000AF68103618550125B0.png" xlink:type="simple" xlink:show="embed" xlink:actuate="onLoad" draw:mime-type="image/png">
            <text:p/>
          </draw:image>
        </draw:frame>
        <draw:frame draw:style-name="gr2" draw:text-style-name="P3" draw:layer="layout" svg:width="9.461cm" svg:height="1.905cm" svg:x="14.669cm" svg:y="11.43cm">
          <draw:image xlink:href="Pictures/10000001000001A600000055626D52E6E87F9503.png" xlink:type="simple" xlink:show="embed" xlink:actuate="onLoad" draw:mime-type="image/png">
            <text:p/>
          </draw:image>
        </draw:frame>
        <draw:frame draw:style-name="gr3" draw:text-style-name="P5" draw:layer="layout" svg:width="5.08cm" svg:height="0.962cm" svg:x="13.97cm" svg:y="3.175cm">
          <draw:text-box>
            <text:p>ACE-NODE:</text:p>
          </draw:text-box>
        </draw:frame>
        <draw:frame draw:style-name="gr3" draw:text-style-name="P5" draw:layer="layout" svg:width="6.985cm" svg:height="0.962cm" svg:x="5.08cm" svg:y="10.16cm">
          <draw:text-box>
            <text:p>Pairwise Attention:</text:p>
          </draw:text-box>
        </draw:frame>
        <draw:frame draw:style-name="gr4" draw:text-style-name="P5" draw:layer="layout" svg:width="7.62cm" svg:height="0.962cm" svg:x="15.875cm" svg:y="10.16cm">
          <draw:text-box>
            <text:p>Elementwise Attention:</text:p>
          </draw:text-box>
        </draw:frame>
        <draw:frame draw:style-name="gr4" draw:text-style-name="P5" draw:layer="layout" svg:width="7.62cm" svg:height="0.962cm" svg:x="1.27cm" svg:y="2.54cm">
          <draw:text-box>
            <text:p>NCDE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puts &amp; Outputs</text:p>
          </draw:text-box>
        </draw:frame>
        <draw:frame draw:style-name="gr2" draw:text-style-name="P3" draw:layer="layout" svg:width="12.637cm" svg:height="8.43cm" svg:x="14.668cm" svg:y="3cm">
          <draw:image xlink:href="Pictures/100000010000033A000002270097045BBE67FE2D.png" xlink:type="simple" xlink:show="embed" xlink:actuate="onLoad" draw:mime-type="image/png">
            <text:p/>
          </draw:image>
        </draw:frame>
        <draw:frame draw:style-name="gr2" draw:text-style-name="P3" draw:layer="layout" svg:width="12.966cm" svg:height="8.255cm" svg:x="1.094cm" svg:y="3.175cm">
          <draw:image xlink:href="Pictures/100000010000030B000001F0F7609084D8207B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ample Applications</text:p>
          </draw:text-box>
        </draw:frame>
        <draw:frame draw:style-name="gr2" draw:text-style-name="P3" draw:layer="layout" svg:width="8.255cm" svg:height="5.781cm" svg:x="10.16cm" svg:y="2.474cm" presentation:class="graphic" presentation:user-transformed="true">
          <draw:image xlink:href="Pictures/1000000100000284000001C343D1E04EF4785725.png" xlink:type="simple" xlink:show="embed" xlink:actuate="onLoad" draw:mime-type="image/png">
            <text:p/>
          </draw:image>
        </draw:frame>
        <draw:frame draw:style-name="gr2" draw:text-style-name="P3" draw:layer="layout" svg:width="8.255cm" svg:height="6.409cm" svg:x="1.27cm" svg:y="5.021cm">
          <draw:image xlink:href="Pictures/1000000100000284000001F4AE5B3F3C3A9755C1.png" xlink:type="simple" xlink:show="embed" xlink:actuate="onLoad" draw:mime-type="image/png">
            <text:p/>
          </draw:image>
        </draw:frame>
        <draw:frame draw:style-name="gr2" draw:text-style-name="P3" draw:layer="layout" svg:width="7.183cm" svg:height="7.62cm" svg:x="19.487cm" svg:y="4.445cm">
          <draw:image xlink:href="Pictures/100000010000022F000002512B74B2CF29F6013C.png" xlink:type="simple" xlink:show="embed" xlink:actuate="onLoad" draw:mime-type="image/png">
            <text:p/>
          </draw:image>
        </draw:frame>
        <draw:frame draw:style-name="gr2" draw:text-style-name="P3" draw:layer="layout" svg:width="5.388cm" svg:height="5.715cm" svg:x="12.392cm" svg:y="8.255cm">
          <draw:image xlink:href="Pictures/100000010000022F00000251117C48B21DCB6F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<text:span text:style-name="T1">Strengths &amp; </text:span>Weaknesses</text:p>
          </draw:text-box>
        </draw:frame>
        <draw:frame draw:style-name="gr2" draw:text-style-name="P3" draw:layer="layout" svg:width="12.335cm" svg:height="8.333cm" svg:x="1cm" svg:y="4.207cm">
          <draw:image xlink:href="Pictures/10000001000002A3000001C89DB24769E6F38209.png" xlink:type="simple" xlink:show="embed" xlink:actuate="onLoad" draw:mime-type="image/png">
            <text:p/>
          </draw:image>
        </draw:frame>
        <draw:frame draw:style-name="gr2" draw:text-style-name="P3" draw:layer="layout" svg:width="8.255cm" svg:height="10.409cm" svg:x="17.145cm" svg:y="3.561cm">
          <draw:image xlink:href="Pictures/10000001000002A3000003535D5DD0178ECBD2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Open Questions</text:p>
          </draw:text-box>
        </draw:frame>
        <draw:frame draw:style-name="gr2" draw:text-style-name="P3" draw:layer="layout" svg:width="10.477cm" svg:height="5.688cm" svg:x="2.54cm" svg:y="2.902cm">
          <draw:image xlink:href="Pictures/100000010000018C000000D76E23BC8EB6E7F0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Sour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mprehensive Review of Neural Differential Equations for Time Series Analysis - YongKyung Oh, Seungsu Kam , Jonghun Lee , Dong-Young Lim , Sungil Kim2 and Alex A. T. Bui</text:p>
              </text:list-item>
              <text:list-item>
                <text:p>ACE-NODE: Attentive Co-Evolving Neural Ordinary Differential Equations - Sheo Yon Jhin, Minju Jo, Taeyong Kong, Jinsung Jeon, and Noseong Park</text:p>
              </text:list-item>
              <text:list-item>
                <text:p><text:a xlink:href="https://www.youtube.com/watch?v=nJphsM4obOk" xlink:type="simple">https://www.youtube.com/watch?v=nJphsM4obOk</text:a></text:p>
              </text:list-item>
              <text:list-item>
                <text:p><text:a xlink:href="https://www.youtube.com/watch?v=p_di4Zn4wz4" xlink:type="simple">https://www.youtube.com/watch?v=p_di4Zn4wz4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6T18:53:27.783168369</meta:creation-date>
    <meta:editing-duration>P1DT20H37M45S</meta:editing-duration>
    <meta:editing-cycles>13</meta:editing-cycles>
    <meta:generator>LibreOffice/7.3.7.2$Linux_X86_64 LibreOffice_project/30$Build-2</meta:generator>
    <dc:title>Blue Curve</dc:title>
    <dc:date>2025-10-28T15:38:47.999232982</dc:date>
    <meta:document-statistic meta:object-count="80"/>
  </office:meta>
</office:document-meta>
</file>